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sans-serif"/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Forslag 1</text:p>
      <text:p text:style-name="Standard"/>
      <text:p text:style-name="Standard">Intel Celeron G1840 2.8GHz Dual-Core Processor 362SEK</text:p>
      <text:p text:style-name="Standard">Cooler Master Hyper 212 EVO 82.9 CFM Sleeve Bearing CPU Cooler 343SEK</text:p>
      <text:p text:style-name="Standard">MSI Z97S SLI Krait Edition ATX LGA1150 Motherboard 1049SEK</text:p>
      <text:p text:style-name="Standard">G.Skill Ripjaws X Series 8GB (2 x 4GB) DDR3-1600 Memory 483SEK</text:p>
      <text:p text:style-name="Standard">Seagate Barracuda 3TB 3.5" 7200RPM Internal Hard Drive 999SEK</text:p>
      <text:p text:style-name="Standard">MSI GeForce GTX 750 Ti 2GB Video Card 1389SEK</text:p>
      <text:p text:style-name="Standard">Corsair 200R ATX Mid Tower Case 598SEK</text:p>
      <text:p text:style-name="Standard">Corsair Builder 500W 80+ Bronze Certified ATX Power Supply 699SEK</text:p>
      <text:p text:style-name="Standard">Asus DRW-24B1ST/BLK/B/AS DVD/CD Writer 199SEK</text:p>
      <text:p text:style-name="Standard">Microsoft Windows 10 Pro OEM 64-bit 1590SEK</text:p>
      <text:p text:style-name="Standard">Intel EXPI9301CTBLK PCI-Express x1 10/100/1000 Mbps Network Adapter 299SEK</text:p>
      <text:p text:style-name="Standard">Asus VS228H-P 21.5" Monitor 1590SEK</text:p>
      <text:p text:style-name="Standard">Logitech K120 Wired Standard Keyboard 169SEK</text:p>
      <text:p text:style-name="Standard">Logitech M525 Trådlös Mus (vit/röd) 319S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sans-serif"/>
    <style:font-face style:name="Source Sans Pro" svg:font-family="'Source Sans Pro'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M58S</meta:editing-duration>
    <meta:editing-cycles>3</meta:editing-cycles>
    <meta:generator>OpenOffice/4.1.2$Win32 OpenOffice.org_project/412m3$Build-9782</meta:generator>
    <dc:date>2016-07-31T17:57:00.81</dc:date>
    <meta:document-statistic meta:table-count="0" meta:image-count="0" meta:object-count="0" meta:page-count="1" meta:paragraph-count="15" meta:word-count="114" meta:character-count="743"/>
    <dc:creator>Robert Kristian Alm</dc:creator>
    <meta:user-defined meta:name="Info 1"/>
    <meta:user-defined meta:name="Info 2"/>
    <meta:user-defined meta:name="Info 3"/>
    <meta:user-defined meta:name="Info 4"/>
  </office:meta>
</office:document-meta>
</file>